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2e8418"/>
    </style:style>
    <style:style style:name="P12" style:family="paragraph" style:parent-style-name="Table_20_Contents">
      <style:paragraph-properties fo:text-align="start" style:justify-single-word="false"/>
      <style:text-properties officeooo:paragraph-rsid="0033dc24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paragraph-properties fo:text-align="center" style:justify-single-word="false"/>
      <style:text-properties officeooo:paragraph-rsid="0034bb63"/>
    </style:style>
    <style:style style:name="P15" style:family="paragraph" style:parent-style-name="Table_20_Contents">
      <style:text-properties style:font-name="Liberation Serif1" fo:font-size="12pt" officeooo:rsid="00484ee4" officeooo:paragraph-rsid="00267735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12pt" officeooo:paragraph-rsid="0033dc24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9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20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officeooo:paragraph-rsid="003671d6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8418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3671d6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c239f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style:use-window-font-color="true" officeooo:rsid="003c9d6c"/>
    </style:style>
    <style:style style:name="T18" style:family="text">
      <style:text-properties style:use-window-font-color="true" officeooo:rsid="003c9d6c" fo:background-color="#ffffff" loext:char-shading-value="0"/>
    </style:style>
    <style:style style:name="T19" style:family="text">
      <style:text-properties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f9f1a9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officeooo:rsid="0118ff4b"/>
    </style:style>
    <style:style style:name="T26" style:family="text">
      <style:text-properties officeooo:rsid="011e3475"/>
    </style:style>
    <style:style style:name="T27" style:family="text">
      <style:text-properties officeooo:rsid="0059ec4d"/>
    </style:style>
    <style:style style:name="T28" style:family="text">
      <style:text-properties officeooo:rsid="002aa57d"/>
    </style:style>
    <style:style style:name="T29" style:family="text">
      <style:text-properties officeooo:rsid="0041d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618in" svg:y="0.0272in" svg:width="0.8898in" svg:height="0.8055in" draw:z-index="3"><draw:image xlink:href="Pictures/100000000000015300000133FC145E41.jpg" xlink:type="simple" xlink:show="embed" xlink:actuate="onLoad"/></draw:frame></text:p>
      <text:p text:style-name="P7"/>
      <text:p text:style-name="P7">C<text:span text:style-name="T25">ertidão De Matrícula</text:span></text:p>
      <text:p text:style-name="P7"/>
      <text:p text:style-name="P18"><text:text-input text:description="${documentSignature.responsibleName}">${documentSignature.responsibleName}</text:text-input><text:span text:style-name="T16">, </text:span><text:span text:style-name="T16"><text:text-input text:description="${lang.pt(documentSignature.responsibleFunction)}">${lang.pt(documentSignature.responsibleFunction)}</text:text-input></text:span><text:span text:style-name="T16"> da </text:span><text:span text:style-name="T13">Faculdade de </text:span><text:span text:style-name="T2">Medicina Veterinária</text:span><text:span text:style-name="T14"> </text:span><text:span text:style-name="T13">da Universidade de Lisboa,</text:span></text:p>
      <text:p text:style-name="P19"><text:span text:style-name="T16">Certifica, em face dos registos existentes nesta Faculdade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7"> </text:span><text:text-input text:description="${lang.pt(person.idDocumentType.localizedNameI18N)}">${lang.pt(person.idDocumentType.localizedNameI18N)}</text:text-input><text:span text:style-name="T18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</text:span><text:span text:style-name="T19">realizou a matrícula no Curso de </text:span><text:text-input text:description="${lang.pt(curricularPlanInformation.degreePresentationName)}">${lang.pt(curricularPlanInformation.degreePresentationName)}</text:text-input><text:span text:style-name="T19"> no ano letivo d</text:span><text:span text:style-name="T21">e </text:span><text:text-input text:description="${registration.startExecutionYear.name}">${registration.startExecutionYear.name}</text:text-input><text:span text:style-name="T19">.</text:span></text:p>
      <text:p text:style-name="P20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6"><text:text-input text:description="[/#if]">[/#if]</text:text-input></text:p>
      <text:p text:style-name="P15"><text:span text:style-name="T26">A</text:span> presente certi<text:span text:style-name="T26">dão</text:span> <text:span text:style-name="T27">vai</text:span> firmad<text:span text:style-name="T28">a</text:span> com o selo branco em uso nesta Faculdade.</text:p>
      <text:p text:style-name="P10"/>
      <text:p text:style-name="P10"><text:soft-page-break/></text:p>
      <text:p text:style-name="P11"><text:span text:style-name="T13">Faculdade de </text:span><text:span text:style-name="T2">Medicina Veterinária</text:span><text:span text:style-name="T13"> da Universidade de Lisboa</text:span><text:span text:style-name="T23">, em </text:span><text:span text:style-name="T24"><text:text-input text:description="${lang.pt(dates.extendedDate(localizedDate.nowDate()))}">${lang.pt(dates.extendedDate(localizedDate.nowDate()))}</text:text-input></text:span><text:span text:style-name="T20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1"><text:span text:style-name="T22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4"><text:text-input text:description="[#if documentSignerIsMale]">[#if documentSignerIsMale]</text:text-input><text:span text:style-name="T29">O</text:span><text:span text:style-name="T29"><text:text-input text:description="[#elseif documentSignerIsFemale]">[#elseif documentSignerIsFemale]</text:text-input></text:span><text:span text:style-name="T29">A</text:span><text:span text:style-name="T29"><text:text-input text:description="[/#if]">[/#if]</text:text-input></text:span><text:span text:style-name="T29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8418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5:52.557091667</dc:date>
    <meta:editing-duration>PT57M23S</meta:editing-duration>
    <meta:editing-cycles>34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403" meta:character-count="3321" meta:non-whitespace-character-count="3082"/>
  </office:meta>
</office:document-meta>
</file>